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eeeeee" draw:textarea-horizontal-align="justify" draw:textarea-vertical-align="middle" draw:auto-grow-height="false" fo:min-height="2.81cm" fo:min-width="2.951cm"/>
      <style:paragraph-properties style:writing-mode="lr-tb"/>
    </style:style>
    <style:style style:name="gr2" style:family="graphic" style:parent-style-name="standard">
      <style:graphic-properties svg:stroke-color="#000000" draw:fill="solid" draw:fill-color="#fff200" draw:textarea-horizontal-align="justify" draw:textarea-vertical-align="middle" draw:auto-grow-height="false" fo:min-height="2.81cm" fo:min-width="2.951cm"/>
      <style:paragraph-properties style:writing-mode="lr-tb"/>
    </style:style>
    <style:style style:name="gr3" style:family="graphic" style:parent-style-name="standard">
      <style:graphic-properties svg:stroke-color="#000000" draw:fill-color="#fff200" draw:textarea-horizontal-align="justify" draw:textarea-vertical-align="middle" draw:auto-grow-height="false" fo:min-height="2.81cm" fo:min-width="2.951cm"/>
      <style:paragraph-properties style:writing-mode="lr-tb"/>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Arrow" draw:marker-end-width="0.3cm" draw:fill="solid" draw:fill-color="#ffdaa2" draw:textarea-vertical-align="middle"/>
      <style:paragraph-properties style:writing-mode="lr-tb"/>
    </style:style>
    <style:style style:name="gr6" style:family="graphic" style:parent-style-name="objectwithoutfill">
      <style:graphic-properties draw:marker-end="Arrow" draw:marker-end-width="0.3cm" draw:fill="none" draw:textarea-vertical-align="middle"/>
      <style:paragraph-properties style:writing-mode="lr-tb"/>
    </style:style>
    <style:style style:name="gr7" style:family="graphic" style:parent-style-name="standard">
      <style:graphic-properties svg:stroke-color="#000000" draw:fill-color="#fff200" draw:textarea-horizontal-align="justify" draw:textarea-vertical-align="middle" draw:auto-grow-height="false" fo:min-height="1.101cm" fo:min-width="0.883cm"/>
    </style:style>
    <style:style style:name="gr8" style:family="graphic" style:parent-style-name="standard">
      <style:graphic-properties draw:marker-start="Arrow" draw:marker-end="" draw:textarea-vertical-align="middle"/>
      <style:paragraph-properties style:writing-mode="lr-tb"/>
    </style:style>
    <style:style style:name="gr9" style:family="graphic" style:parent-style-name="standard">
      <style:graphic-properties draw:marker-end="Arrow" draw:textarea-vertical-align="middle"/>
      <style:paragraph-properties style:writing-mode="lr-tb"/>
    </style:style>
    <style:style style:name="gr10" style:family="graphic" style:parent-style-name="standard">
      <style:graphic-properties draw:stroke="none" svg:stroke-color="#000000" draw:fill="none" draw:fill-color="#ffffff" fo:min-height="2.212cm"/>
      <style:paragraph-properties style:writing-mode="lr-tb"/>
    </style:style>
    <style:style style:name="gr11" style:family="graphic" style:parent-style-name="standard">
      <style:graphic-properties svg:stroke-color="#000000" draw:fill-color="#ccbe00" draw:textarea-horizontal-align="justify" draw:textarea-vertical-align="middle" draw:auto-grow-height="false" fo:min-height="1.312cm" fo:min-width="3.421cm"/>
      <style:paragraph-properties style:writing-mode="lr-tb"/>
    </style:style>
    <style:style style:name="gr12" style:family="graphic" style:parent-style-name="standard">
      <style:graphic-properties draw:stroke="none" svg:stroke-color="#000000" draw:fill="none" draw:fill-color="#ffffff" fo:min-height="2.049cm"/>
      <style:paragraph-properties style:writing-mode="lr-tb"/>
    </style:style>
    <style:style style:name="gr13" style:family="graphic" style:parent-style-name="standard">
      <style:graphic-properties draw:stroke="none" svg:stroke-color="#000000" draw:fill="none" draw:fill-color="#ffffff" fo:min-height="1.537cm"/>
      <style:paragraph-properties style:writing-mode="lr-tb"/>
    </style:style>
    <style:style style:name="gr14" style:family="graphic" style:parent-style-name="standard">
      <style:graphic-properties draw:stroke="dash" draw:stroke-dash="Ultrafine_20_Dashed" svg:stroke-width="0.081cm" svg:stroke-color="#a09600" draw:marker-start-width="0.321cm" draw:marker-end-width="0.321cm" draw:fill="solid" draw:fill-color="#fffbcc" draw:textarea-horizontal-align="justify" draw:textarea-vertical-align="middle" draw:auto-grow-height="false" fo:min-height="9.471cm" fo:min-width="13.395cm" fo:padding-top="0.165cm" fo:padding-bottom="0.165cm" fo:padding-left="0.29cm" fo:padding-right="0.29cm"/>
    </style:style>
    <style:style style:name="gr15" style:family="graphic" style:parent-style-name="standard">
      <style:graphic-properties svg:stroke-color="#000000" draw:fill-color="#ffffff" draw:textarea-horizontal-align="justify" draw:textarea-vertical-align="middle" draw:auto-grow-height="false" fo:min-height="2.81cm" fo:min-width="2.951cm"/>
      <style:paragraph-properties style:writing-mode="lr-tb"/>
    </style:style>
    <style:style style:name="gr16" style:family="graphic" style:parent-style-name="standard">
      <style:graphic-properties draw:stroke="dash" draw:stroke-dash="Fine_20_Dashed" svg:stroke-color="#000000" draw:fill="solid" draw:fill-color="#fff200" draw:textarea-horizontal-align="justify" draw:textarea-vertical-align="middle" draw:auto-grow-height="false" fo:min-height="2.81cm" fo:min-width="2.951cm"/>
      <style:paragraph-properties style:writing-mode="lr-tb"/>
    </style:style>
    <style:style style:name="gr17" style:family="graphic" style:parent-style-name="standard">
      <style:graphic-properties draw:fill="solid" draw:fill-color="#fff200" draw:textarea-horizontal-align="justify" draw:textarea-vertical-align="middle" draw:auto-grow-height="false" fo:min-height="1.375cm" fo:min-width="0.964cm"/>
      <style:paragraph-properties style:writing-mode="lr-tb"/>
    </style:style>
    <style:style style:name="gr18" style:family="graphic" style:parent-style-name="objectwithoutfill">
      <style:graphic-properties draw:marker-end="Arrow" draw:marker-end-width="0.3cm" draw:fill="solid" draw:fill-color="#fff200" draw:textarea-vertical-align="middle"/>
    </style:style>
    <style:style style:name="gr19" style:family="graphic" style:parent-style-name="standard">
      <style:graphic-properties svg:stroke-color="#000000" draw:fill-color="#fff200" draw:textarea-horizontal-align="justify" draw:textarea-vertical-align="middle" draw:auto-grow-height="false" fo:min-height="1.615cm" fo:min-width="1.571cm"/>
      <style:paragraph-properties style:writing-mode="lr-tb"/>
    </style:style>
    <style:style style:name="gr20" style:family="graphic" style:parent-style-name="standard">
      <style:graphic-properties draw:stroke="none" svg:stroke-color="#000000" draw:fill="none" draw:fill-color="#ffffff" fo:min-height="0.785cm"/>
      <style:paragraph-properties style:writing-mode="lr-tb"/>
    </style:style>
    <style:style style:name="P1" style:family="paragraph">
      <style:paragraph-properties fo:text-align="center"/>
    </style:style>
    <style:style style:name="P2" style:family="paragraph">
      <loext:graphic-properties draw:fill-color="#eeeeee"/>
      <style:paragraph-properties fo:text-align="center"/>
      <style:text-properties fo:font-size="13pt" style:font-size-asian="13pt" style:font-size-complex="13pt"/>
    </style:style>
    <style:style style:name="P3" style:family="paragraph">
      <loext:graphic-properties draw:fill="solid" draw:fill-color="#fff200"/>
      <style:paragraph-properties fo:text-align="center"/>
      <style:text-properties fo:font-size="13pt" fo:font-weight="bold" style:font-size-asian="13pt" style:font-weight-asian="bold" style:font-size-complex="13pt" style:font-weight-complex="bold"/>
    </style:style>
    <style:style style:name="P4" style:family="paragraph">
      <loext:graphic-properties draw:fill-color="#fff200"/>
      <style:paragraph-properties fo:text-align="center"/>
      <style:text-properties fo:font-size="13pt" fo:font-weight="normal" style:font-size-asian="13pt" style:font-size-complex="13pt"/>
    </style:style>
    <style:style style:name="P5" style:family="paragraph">
      <loext:graphic-properties draw:fill="solid" draw:fill-color="#fff200"/>
      <style:paragraph-properties fo:text-align="center"/>
      <style:text-properties fo:font-size="13pt" fo:font-weight="normal" style:font-size-asian="13pt" style:font-size-complex="13pt"/>
    </style:style>
    <style:style style:name="P6" style:family="paragraph">
      <loext:graphic-properties draw:fill="none"/>
      <style:paragraph-properties fo:text-align="center"/>
    </style:style>
    <style:style style:name="P7" style:family="paragraph">
      <loext:graphic-properties draw:fill="solid" draw:fill-color="#ffdaa2"/>
      <style:paragraph-properties fo:text-align="center"/>
      <style:text-properties fo:font-weight="normal" style:font-weight-asian="normal" style:font-weight-complex="normal"/>
    </style:style>
    <style:style style:name="P8" style:family="paragraph">
      <loext:graphic-properties draw:fill="none"/>
      <style:paragraph-properties fo:text-align="center"/>
      <style:text-properties fo:font-size="13pt" style:font-size-asian="13pt" style:font-size-complex="13pt"/>
    </style:style>
    <style:style style:name="P9" style:family="paragraph">
      <loext:graphic-properties draw:fill-color="#fff200"/>
      <style:paragraph-properties fo:text-align="center"/>
    </style:style>
    <style:style style:name="P10" style:family="paragraph">
      <style:paragraph-properties fo:text-align="start"/>
    </style:style>
    <style:style style:name="P11" style:family="paragraph">
      <style:paragraph-properties fo:text-align="start"/>
      <style:text-properties fo:color="#3465a4"/>
    </style:style>
    <style:style style:name="P12" style:family="paragraph">
      <style:paragraph-properties fo:text-align="end"/>
    </style:style>
    <style:style style:name="P13" style:family="paragraph">
      <style:paragraph-properties fo:text-align="end"/>
      <style:text-properties fo:color="#3465a4" fo:font-size="13pt" style:font-size-asian="13pt" style:font-size-complex="13pt"/>
    </style:style>
    <style:style style:name="P14" style:family="paragraph">
      <style:paragraph-properties fo:margin-left="0cm" fo:margin-right="0cm" fo:margin-top="0cm" fo:margin-bottom="0cm" fo:line-height="100%" fo:text-align="start" fo:text-indent="0cm"/>
    </style:style>
    <style:style style:name="P15" style:family="paragraph">
      <loext:graphic-properties draw:fill="none" draw:fill-color="#ffffff"/>
    </style:style>
    <style:style style:name="P16" style:family="paragraph">
      <loext:graphic-properties draw:fill-color="#ccbe00"/>
      <style:paragraph-properties fo:text-align="center"/>
      <style:text-properties fo:font-size="13pt" style:font-size-asian="13pt" style:font-size-complex="13pt"/>
    </style:style>
    <style:style style:name="P17" style:family="paragraph">
      <loext:graphic-properties draw:fill="none" draw:fill-color="#ffffff"/>
      <style:text-properties fo:font-size="13pt" style:font-size-asian="13pt" style:font-size-complex="13pt"/>
    </style:style>
    <style:style style:name="P18" style:family="paragraph">
      <loext:graphic-properties draw:fill="solid" draw:fill-color="#fffbcc"/>
      <style:paragraph-properties fo:text-align="center"/>
    </style:style>
    <style:style style:name="P19" style:family="paragraph">
      <loext:graphic-properties draw:fill-color="#ffffff"/>
      <style:paragraph-properties fo:text-align="center"/>
      <style:text-properties fo:font-size="13pt" style:font-size-asian="13pt" style:font-size-complex="13pt"/>
    </style:style>
    <style:style style:name="P20" style:family="paragraph">
      <loext:graphic-properties draw:fill-color="#fff200"/>
      <style:paragraph-properties fo:text-align="center"/>
      <style:text-properties fo:font-size="13pt" style:font-size-asian="13pt" style:font-size-complex="13pt"/>
    </style:style>
    <style:style style:name="P21" style:family="paragraph">
      <loext:graphic-properties draw:fill="solid" draw:fill-color="#fff200"/>
      <style:paragraph-properties fo:text-align="center"/>
      <style:text-properties fo:font-size="13pt" style:font-size-asian="13pt" style:font-size-complex="13pt"/>
    </style:style>
    <style:style style:name="P22" style:family="paragraph">
      <loext:graphic-properties draw:fill="none"/>
      <style:paragraph-properties fo:text-align="start"/>
    </style:style>
    <style:style style:name="P23" style:family="paragraph">
      <loext:graphic-properties draw:fill="solid" draw:fill-color="#fff200"/>
      <style:paragraph-properties fo:text-align="center"/>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weight="normal"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color="#3465a4" fo:font-size="13pt" style:font-size-asian="13pt" style:font-size-complex="13pt"/>
    </style:style>
    <style:style style:name="T6" style:family="text">
      <style:text-properties fo:font-size="13pt" fo:font-style="italic" style:font-size-asian="13pt" style:font-style-asian="italic" style:font-size-complex="13pt" style:font-style-complex="italic"/>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layout" svg:width="3.451cm" svg:height="3.06cm" svg:x="6.902cm" svg:y="5.963cm">
          <text:p text:style-name="P1"><text:span text:style-name="T1">XBRToken</text:span></text:p>
          <draw:enhanced-geometry svg:viewBox="0 0 21600 21600" draw:type="rectangle" draw:enhanced-path="M 0 0 L 21600 0 21600 21600 0 21600 0 0 Z N"/>
        </draw:custom-shape>
        <draw:custom-shape draw:style-name="gr2" draw:text-style-name="P3" xml:id="id2" draw:id="id2" draw:layer="layout" svg:width="3.451cm" svg:height="3.06cm" svg:x="6.879cm" svg:y="19.12cm">
          <text:p text:style-name="P1"><text:span text:style-name="T2">XBRPayout</text:span></text:p>
          <draw:enhanced-geometry svg:viewBox="0 0 21600 21600" draw:type="rectangle" draw:enhanced-path="M 0 0 L 21600 0 21600 21600 0 21600 0 0 Z N"/>
        </draw:custom-shape>
        <draw:custom-shape draw:style-name="gr3" draw:text-style-name="P4" xml:id="id1" draw:id="id1" draw:layer="layout" svg:width="3.451cm" svg:height="3.06cm" svg:x="14.541cm" svg:y="19.119cm">
          <text:p text:style-name="P1"><text:span text:style-name="T3">XBRMarket/</text:span></text:p>
          <text:p text:style-name="P1"><text:span text:style-name="T3">XBRChannel</text:span></text:p>
          <draw:enhanced-geometry svg:viewBox="0 0 21600 21600" draw:type="rectangle" draw:enhanced-path="M 0 0 L 21600 0 21600 21600 0 21600 0 0 Z N"/>
        </draw:custom-shape>
        <draw:custom-shape draw:style-name="gr2" draw:text-style-name="P5" xml:id="id4" draw:id="id4" draw:layer="layout" svg:width="3.451cm" svg:height="3.06cm" svg:x="14.656cm" svg:y="12.706cm">
          <text:p text:style-name="P1"><text:span text:style-name="T3">XBRDomain/</text:span></text:p>
          <text:p text:style-name="P1"><text:span text:style-name="T2">XBRLicense</text:span></text:p>
          <draw:enhanced-geometry svg:viewBox="0 0 21600 21600" draw:type="rectangle" draw:enhanced-path="M 0 0 L 21600 0 21600 21600 0 21600 0 0 Z N"/>
        </draw:custom-shape>
        <draw:custom-shape draw:style-name="gr1" draw:text-style-name="P2" xml:id="id3" draw:id="id3" draw:layer="layout" svg:width="3.451cm" svg:height="3.06cm" svg:x="6.902cm" svg:y="12.706cm">
          <text:p text:style-name="P1"><text:span text:style-name="T1">XBRNetwork</text:span></text:p>
          <draw:enhanced-geometry svg:viewBox="0 0 21600 21600" draw:type="rectangle" draw:enhanced-path="M 0 0 L 21600 0 21600 21600 0 21600 0 0 Z N"/>
        </draw:custom-shape>
        <draw:connector draw:style-name="gr4" draw:text-style-name="P6" draw:layer="layout" svg:x1="14.541cm" svg:y1="20.649cm" svg:x2="10.33cm" svg:y2="20.65cm" draw:start-shape="id1" draw:end-shape="id2" svg:d="M14541 20649h-2106v1h-2105" svg:viewBox="0 0 4212 2">
          <text:p/>
        </draw:connector>
        <draw:connector draw:style-name="gr5" draw:text-style-name="P7" draw:layer="layout" svg:x1="10.353cm" svg:y1="14.236cm" svg:x2="14.656cm" svg:y2="14.236cm" draw:start-shape="id3" draw:start-glue-point="1" draw:end-shape="id4" draw:end-glue-point="3" svg:d="M10353 14236h4303" svg:viewBox="0 0 4304 1">
          <text:p text:style-name="P1"><text:span text:style-name="T4">XBR</text:span></text:p>
        </draw:connector>
        <draw:connector draw:style-name="gr6" draw:text-style-name="P8" draw:layer="layout" svg:x1="8.627cm" svg:y1="9.023cm" svg:x2="8.627cm" svg:y2="12.706cm" draw:start-shape="id5" draw:start-glue-point="2" draw:end-shape="id3" svg:d="M8627 9023v3683" svg:viewBox="0 0 1 3684">
          <text:p text:style-name="P1"><text:span text:style-name="T1">XBR</text:span></text:p>
        </draw:connector>
        <draw:connector draw:style-name="gr6" draw:text-style-name="P6" draw:layer="layout" svg:x1="8.627cm" svg:y1="15.766cm" svg:x2="8.604cm" svg:y2="19.12cm" draw:start-shape="id3" draw:start-glue-point="2" draw:end-shape="id2" svg:d="M8627 15766v1677h-23v1677" svg:viewBox="0 0 24 3355">
          <text:p text:style-name="P1"><text:span text:style-name="T1">XBR</text:span></text:p>
        </draw:connector>
        <draw:custom-shape draw:style-name="gr7" draw:text-style-name="P9" xml:id="id6" draw:id="id6" draw:layer="layout" svg:width="1.955cm" svg:height="1.909cm" svg:x="4.846cm" svg:y="1.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8" draw:text-style-name="P11" draw:layer="layout" draw:line-skew="-1.914cm" svg:x1="4.846cm" svg:y1="2.635cm" svg:x2="6.879cm" svg:y2="20.65cm" draw:start-shape="id6" draw:start-glue-point="6" draw:end-shape="id2" draw:end-glue-point="3" svg:d="M4846 2635h-2416v18015h4449" svg:viewBox="0 0 4450 18016">
          <text:p text:style-name="P10"><text:span text:style-name="T5">USDC</text:span></text:p>
          <text:p text:style-name="P10"><text:span text:style-name="T5">DAI</text:span></text:p>
          <text:p text:style-name="P10"><text:span text:style-name="T5">ETH</text:span></text:p>
          <text:p text:style-name="P10"><text:span text:style-name="T5">...</text:span></text:p>
        </draw:connector>
        <draw:connector draw:style-name="gr9" draw:text-style-name="P13" draw:layer="layout" svg:x1="6.801cm" svg:y1="2.635cm" svg:x2="8.627cm" svg:y2="5.963cm" draw:start-shape="id6" draw:start-glue-point="10" draw:end-shape="id5" svg:d="M6801 2635h1826v3328" svg:viewBox="0 0 1827 3329">
          <text:p text:style-name="P12"><text:span text:style-name="T5">XBR</text:span></text:p>
        </draw:connector>
        <draw:frame draw:style-name="gr10" draw:text-style-name="P15" draw:layer="layout" svg:width="2.899cm" svg:height="2.462cm" svg:x="11.494cm" svg:y="21.03cm">
          <draw:text-box>
            <text:p text:style-name="P14"><text:span text:style-name="T5">USDC</text:span></text:p>
            <text:p text:style-name="P14"><text:span text:style-name="T5">DAI</text:span></text:p>
            <text:p text:style-name="P14"><text:span text:style-name="T5">ETH</text:span></text:p>
            <text:p><text:span text:style-name="T5">...</text:span></text:p>
          </draw:text-box>
        </draw:frame>
        <draw:custom-shape draw:style-name="gr11" draw:text-style-name="P16" draw:layer="layout" svg:width="5.545cm" svg:height="2.208cm" svg:x="15.245cm" svg:y="11.027cm">
          <text:p text:style-name="P1"><text:span text:style-name="T1">Public Relay Networ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5.545cm" svg:height="2.208cm" svg:x="15.183cm" svg:y="17.45cm">
          <text:p text:style-name="P1"><text:span text:style-name="T1">Hosted Key Exchang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7" draw:layer="layout" svg:width="8.343cm" svg:height="2.299cm" svg:x="12.247cm" svg:y="8.172cm">
          <draw:text-box>
            <text:p><text:span text:style-name="T1">holding XBR token establishes </text:span><text:span text:style-name="T2">usage license</text:span><text:span text:style-name="T1"> for concurrent workers of CrossbarFX of our published software binaries</text:span></text:p>
          </draw:text-box>
        </draw:frame>
        <draw:frame draw:style-name="gr13" draw:text-style-name="P17" draw:layer="layout" svg:width="8.104cm" svg:height="1.787cm" svg:x="5.89cm" svg:y="23.685cm">
          <draw:text-box>
            <text:p><text:span text:style-name="T1">holding XBR token establishes cut of </text:span><text:span text:style-name="T2">transaction fees</text:span><text:span text:style-name="T1"> collected from data pools (markets)</text:span></text:p>
          </draw:text-box>
        </draw:frame>
        <draw:custom-shape draw:style-name="gr11" draw:text-style-name="P16" draw:layer="layout" svg:width="5.545cm" svg:height="2.208cm" svg:x="15.245cm" svg:y="2.028cm">
          <text:p text:style-name="P1"><text:span text:style-name="T1">Public Network Directo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custom-shape draw:style-name="gr14" draw:text-style-name="P18" draw:layer="layout" svg:width="13.975cm" svg:height="9.801cm" svg:x="7.615cm" svg:y="5.338cm">
          <text:p/>
          <draw:enhanced-geometry svg:viewBox="0 0 21600 21600" draw:type="rectangle" draw:enhanced-path="M 0 0 L 21600 0 21600 21600 0 21600 0 0 Z N"/>
        </draw:custom-shape>
        <draw:custom-shape draw:style-name="gr15" draw:text-style-name="P19" draw:layer="layout" svg:width="3.451cm" svg:height="3.06cm" svg:x="1.001cm" svg:y="18.365cm">
          <text:p text:style-name="P1"><text:span text:style-name="T1">Crossbar.io</text:span></text:p>
          <text:p text:style-name="P1"><text:span text:style-name="T1">Source License</text:span></text:p>
          <draw:enhanced-geometry svg:viewBox="0 0 21600 21600" draw:type="rectangle" draw:enhanced-path="M 0 0 L 21600 0 21600 21600 0 21600 0 0 Z N"/>
        </draw:custom-shape>
        <draw:custom-shape draw:style-name="gr15" draw:text-style-name="P19" draw:layer="layout" svg:width="3.451cm" svg:height="3.06cm" svg:x="4.736cm" svg:y="18.365cm">
          <text:p text:style-name="P1"><text:span text:style-name="T1">CrossbarFX</text:span></text:p>
          <text:p text:style-name="P1"><text:span text:style-name="T6">Source License</text:span></text:p>
          <draw:enhanced-geometry svg:viewBox="0 0 21600 21600" draw:type="rectangle" draw:enhanced-path="M 0 0 L 21600 0 21600 21600 0 21600 0 0 Z N"/>
        </draw:custom-shape>
        <draw:custom-shape draw:style-name="gr3" draw:text-style-name="P20" xml:id="id8" draw:id="id8" draw:layer="layout" svg:width="3.451cm" svg:height="3.06cm" svg:x="9.133cm" svg:y="18.365cm">
          <text:p text:style-name="P1"><text:span text:style-name="T1">CrossbarFX</text:span></text:p>
          <text:p text:style-name="P1"><text:span text:style-name="T6">Binary License</text:span></text:p>
          <draw:enhanced-geometry svg:viewBox="0 0 21600 21600" draw:type="rectangle" draw:enhanced-path="M 0 0 L 21600 0 21600 21600 0 21600 0 0 Z N"/>
        </draw:custom-shape>
        <draw:custom-shape draw:style-name="gr15" draw:text-style-name="P19" draw:layer="layout" svg:width="3.451cm" svg:height="3.06cm" svg:x="13.106cm" svg:y="18.365cm">
          <text:p text:style-name="P1"><text:span text:style-name="T1">XBR</text:span></text:p>
          <text:p text:style-name="P1"><text:span text:style-name="T1">Free Transaction</text:span></text:p>
          <draw:enhanced-geometry svg:viewBox="0 0 21600 21600" draw:type="rectangle" draw:enhanced-path="M 0 0 L 21600 0 21600 21600 0 21600 0 0 Z N"/>
        </draw:custom-shape>
        <draw:custom-shape draw:style-name="gr3" draw:text-style-name="P20" xml:id="id10" draw:id="id10" draw:layer="layout" svg:width="3.451cm" svg:height="3.06cm" svg:x="17.176cm" svg:y="18.365cm">
          <text:p text:style-name="P1"><text:span text:style-name="T1">XBR</text:span></text:p>
          <text:p text:style-name="P1"><text:span text:style-name="T6">Paid Transaction</text:span></text:p>
          <draw:enhanced-geometry svg:viewBox="0 0 21600 21600" draw:type="rectangle" draw:enhanced-path="M 0 0 L 21600 0 21600 21600 0 21600 0 0 Z N"/>
        </draw:custom-shape>
        <draw:custom-shape draw:style-name="gr16" draw:text-style-name="P21" xml:id="id7" draw:id="id7" draw:layer="layout" svg:width="3.451cm" svg:height="3.06cm" svg:x="9.133cm" svg:y="10.973cm">
          <text:p text:style-name="P1"><text:span text:style-name="T7">CrossbarFX</text:span></text:p>
          <text:p text:style-name="P1"><text:span text:style-name="T6">Concurrent Workers License</text:span></text:p>
          <draw:enhanced-geometry svg:viewBox="0 0 21600 21600" draw:type="rectangle" draw:enhanced-path="M 0 0 L 21600 0 21600 21600 0 21600 0 0 Z N"/>
        </draw:custom-shape>
        <draw:custom-shape draw:style-name="gr16" draw:text-style-name="P21" xml:id="id9" draw:id="id9" draw:layer="layout" svg:width="3.451cm" svg:height="3.06cm" svg:x="17.176cm" svg:y="10.904cm">
          <text:p text:style-name="P1"><text:span text:style-name="T1">XBR</text:span></text:p>
          <text:p text:style-name="P1"><text:span text:style-name="T6">Transaction Fee Share</text:span></text:p>
          <draw:enhanced-geometry svg:viewBox="0 0 21600 21600" draw:type="rectangle" draw:enhanced-path="M 0 0 L 21600 0 21600 21600 0 21600 0 0 Z N"/>
        </draw:custom-shape>
        <draw:connector draw:style-name="gr6" draw:text-style-name="P22" draw:layer="layout" svg:x1="10.858cm" svg:y1="14.033cm" svg:x2="10.858cm" svg:y2="18.365cm" draw:start-shape="id7" draw:start-glue-point="2" draw:end-shape="id8" draw:end-glue-point="0" svg:d="M10858 14033v4332" svg:viewBox="0 0 1 4333">
          <text:p text:style-name="P10">use</text:p>
        </draw:connector>
        <draw:connector draw:style-name="gr6" draw:text-style-name="P6" draw:layer="layout" svg:x1="18.901cm" svg:y1="13.964cm" svg:x2="18.901cm" svg:y2="18.365cm" draw:start-shape="id9" draw:start-glue-point="2" draw:end-shape="id10" draw:end-glue-point="0" svg:d="M18901 13964v4401" svg:viewBox="0 0 1 4402">
          <text:p text:style-name="P1">claim</text:p>
        </draw:connector>
        <draw:custom-shape draw:style-name="gr17" draw:text-style-name="P21" xml:id="id11" draw:id="id11" draw:layer="layout" svg:width="2.692cm" svg:height="2.991cm" svg:x="13.459cm" svg:y="6.1cm">
          <text:p text:style-name="P1"><text:span text:style-name="T1">XBR</text:span></text:p>
          <text:p text:style-name="P1"><text:span text:style-name="T1">Tok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8" draw:text-style-name="P23" draw:layer="layout" svg:x1="14.805cm" svg:y1="9.091cm" svg:x2="10.858cm" svg:y2="10.973cm" draw:start-shape="id11" draw:end-shape="id7" svg:d="M14805 9091v941h-3947v941" svg:viewBox="0 0 3948 1883">
          <text:p/>
        </draw:connector>
        <draw:connector draw:style-name="gr18" draw:text-style-name="P23" draw:layer="layout" svg:x1="14.805cm" svg:y1="9.091cm" svg:x2="18.901cm" svg:y2="10.904cm" draw:start-shape="id11" draw:end-shape="id9" svg:d="M14805 9091v907h4096v906" svg:viewBox="0 0 4097 1814">
          <text:p/>
        </draw:connector>
        <draw:custom-shape draw:style-name="gr19" draw:text-style-name="P9" draw:layer="layout" svg:width="2.691cm" svg:height="2.485cm" svg:x="6.282cm" svg:y="4.095cm">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0" draw:text-style-name="P17" draw:layer="layout" svg:width="2.898cm" svg:height="1.035cm" svg:x="1.45cm" svg:y="21.633cm">
          <draw:text-box>
            <text:p><text:span text:style-name="T1">AGPL3</text:span></text:p>
          </draw:text-box>
        </draw:frame>
        <draw:frame draw:style-name="gr20" draw:text-style-name="P17" draw:layer="layout" svg:width="2.898cm" svg:height="1.035cm" svg:x="4.924cm" svg:y="21.634cm">
          <draw:text-box>
            <text:p><text:span text:style-name="T1">AGPL3</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13:45:44.539827960</meta:creation-date>
    <dc:date>2021-04-02T04:48:01.275178622</dc:date>
    <meta:editing-duration>PT12H32M48S</meta:editing-duration>
    <meta:editing-cycles>10</meta:editing-cycles>
    <meta:generator>LibreOffice/6.4.6.2$Linux_X86_64 LibreOffice_project/40$Build-2</meta:generator>
    <meta:document-statistic meta:object-count="34"/>
  </office:meta>
</office:document-meta>
</file>